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ato Extended" svg:font-family="'Lato Extended', Lato, 'Helvetica Neue', Helvetica, Arial, sans-serif"/>
    <style:font-face style:name="LatoWeb" svg:font-family="LatoWeb, 'Lato Extended', Lato, 'Helvetica Neue', Helvetica, Arial,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paragraph-properties fo:margin-left="0in" fo:margin-right="0in" fo:orphans="2" fo:widows="2" fo:text-indent="0in" style:auto-text-indent="false" fo:padding="0in" fo:border="none"/>
      <style:text-properties fo:font-variant="normal" fo:text-transform="none" fo:color="#2c2a29" style:font-name="LatoWeb" fo:font-size="12pt" fo:letter-spacing="normal" fo:font-style="normal" fo:font-weight="normal"/>
    </style:style>
    <style:style style:name="P2" style:family="paragraph" style:parent-style-name="Text_20_body">
      <style:paragraph-properties fo:margin-left="0in" fo:margin-right="0in" fo:orphans="2" fo:widows="2" fo:text-indent="0in" style:auto-text-indent="false" fo:padding="0in" fo:border="none"/>
    </style:style>
    <style:style style:name="P3" style:family="paragraph" style:parent-style-name="Text_20_body" style:list-style-name="L1">
      <style:paragraph-properties fo:margin-left="0in" fo:margin-right="0in" fo:margin-top="0in" fo:margin-bottom="0.0626in" loext:contextual-spacing="false" fo:orphans="2" fo:widows="2" fo:text-indent="0in" style:auto-text-indent="false" fo:padding="0in" fo:border="none"/>
    </style:style>
    <style:style style:name="P4" style:family="paragraph" style:parent-style-name="Text_20_body" style:list-style-name="L2">
      <style:paragraph-properties fo:margin-left="0in" fo:margin-right="0in" fo:margin-top="0in" fo:margin-bottom="0.0626in" loext:contextual-spacing="false" fo:orphans="2" fo:widows="2" fo:text-indent="0in" style:auto-text-indent="false" fo:padding="0in" fo:border="none"/>
      <style:text-properties fo:font-variant="normal" fo:text-transform="none" fo:color="#2c2a29" style:font-name="LatoWeb" fo:font-size="12pt" fo:letter-spacing="normal" fo:font-style="normal" fo:font-weight="normal"/>
    </style:style>
    <style:style style:name="P5" style:family="paragraph" style:parent-style-name="Text_20_body" style:list-style-name="L3">
      <style:paragraph-properties fo:margin-left="0in" fo:margin-right="0in" fo:margin-top="0in" fo:margin-bottom="0.0626in" loext:contextual-spacing="false" fo:orphans="2" fo:widows="2" fo:text-indent="0in" style:auto-text-indent="false" fo:padding="0in" fo:border="none"/>
      <style:text-properties fo:font-variant="normal" fo:text-transform="none" fo:color="#2c2a29" style:font-name="LatoWeb" fo:font-size="12pt" fo:letter-spacing="normal" fo:font-style="normal" fo:font-weight="normal"/>
    </style:style>
    <style:style style:name="P6" style:family="paragraph" style:parent-style-name="Text_20_body" style:list-style-name="L4">
      <style:paragraph-properties fo:margin-left="0in" fo:margin-right="0in" fo:margin-top="0in" fo:margin-bottom="0.0626in" loext:contextual-spacing="false" fo:orphans="2" fo:widows="2" fo:text-indent="0in" style:auto-text-indent="false" fo:padding="0in" fo:border="none"/>
      <style:text-properties fo:font-variant="normal" fo:text-transform="none" fo:color="#2c2a29" style:font-name="LatoWeb" fo:font-size="12pt" fo:letter-spacing="normal" fo:font-style="normal" fo:font-weight="normal"/>
    </style:style>
    <style:style style:name="P7" style:family="paragraph" style:parent-style-name="Text_20_body" style:list-style-name="L5">
      <style:paragraph-properties fo:margin-left="0in" fo:margin-right="0in" fo:margin-top="0in" fo:margin-bottom="0.0626in" loext:contextual-spacing="false" fo:orphans="2" fo:widows="2" fo:text-indent="0in" style:auto-text-indent="false" fo:padding="0in" fo:border="none"/>
      <style:text-properties fo:font-variant="normal" fo:text-transform="none" fo:color="#2c2a29" style:font-name="LatoWeb" fo:font-size="12pt" fo:letter-spacing="normal" fo:font-style="normal" fo:font-weight="normal"/>
    </style:style>
    <style:style style:name="P8" style:family="paragraph" style:parent-style-name="Text_20_body" style:list-style-name="L1">
      <style:paragraph-properties fo:margin-top="0in" fo:margin-bottom="0.0626in" loext:contextual-spacing="false" fo:orphans="2" fo:widows="2" fo:padding="0in" fo:border="none"/>
    </style:style>
    <style:style style:name="P9" style:family="paragraph" style:parent-style-name="Text_20_body" style:list-style-name="L2">
      <style:paragraph-properties fo:margin-top="0in" fo:margin-bottom="0.0626in" loext:contextual-spacing="false" fo:orphans="2" fo:widows="2" fo:padding="0in" fo:border="none"/>
    </style:style>
    <style:style style:name="P10" style:family="paragraph" style:parent-style-name="Text_20_body" style:list-style-name="L2">
      <style:paragraph-properties fo:margin-top="0in" fo:margin-bottom="0.0626in" loext:contextual-spacing="false" fo:orphans="2" fo:widows="2" fo:padding="0in" fo:border="none"/>
      <style:text-properties fo:font-variant="normal" fo:text-transform="none" fo:color="#2c2a29" style:font-name="LatoWeb" fo:font-size="12pt" fo:letter-spacing="normal" fo:font-style="normal" fo:font-weight="normal"/>
    </style:style>
    <style:style style:name="P11" style:family="paragraph" style:parent-style-name="Text_20_body" style:list-style-name="L3">
      <style:paragraph-properties fo:margin-top="0in" fo:margin-bottom="0.0626in" loext:contextual-spacing="false" fo:orphans="2" fo:widows="2" fo:padding="0in" fo:border="none"/>
      <style:text-properties fo:font-variant="normal" fo:text-transform="none" fo:color="#2c2a29" style:font-name="LatoWeb" fo:font-size="12pt" fo:letter-spacing="normal" fo:font-style="normal" fo:font-weight="normal"/>
    </style:style>
    <style:style style:name="P12" style:family="paragraph" style:parent-style-name="Text_20_body" style:list-style-name="L4">
      <style:paragraph-properties fo:margin-top="0in" fo:margin-bottom="0.0626in" loext:contextual-spacing="false" fo:orphans="2" fo:widows="2" fo:padding="0in" fo:border="none"/>
      <style:text-properties fo:font-variant="normal" fo:text-transform="none" fo:color="#2c2a29" style:font-name="LatoWeb" fo:font-size="12pt" fo:letter-spacing="normal" fo:font-style="normal" fo:font-weight="normal"/>
    </style:style>
    <style:style style:name="P13" style:family="paragraph" style:parent-style-name="Text_20_body" style:list-style-name="L5">
      <style:paragraph-properties fo:margin-top="0in" fo:margin-bottom="0.0626in" loext:contextual-spacing="false" fo:orphans="2" fo:widows="2" fo:padding="0in" fo:border="none"/>
      <style:text-properties fo:font-variant="normal" fo:text-transform="none" fo:color="#2c2a29" style:font-name="LatoWeb" fo:font-size="12pt" fo:letter-spacing="normal" fo:font-style="normal" fo:font-weight="normal"/>
    </style:style>
    <style:style style:name="P14" style:family="paragraph" style:parent-style-name="Heading_20_3">
      <style:paragraph-properties fo:margin-left="0in" fo:margin-right="0in" fo:margin-top="0.0626in" fo:margin-bottom="0.0626in" loext:contextual-spacing="false" fo:line-height="150%" fo:orphans="2" fo:widows="2" fo:text-indent="0in" style:auto-text-indent="false"/>
    </style:style>
    <style:style style:name="P15" style:family="paragraph" style:parent-style-name="Heading_20_3">
      <style:paragraph-properties fo:margin-left="0in" fo:margin-right="0in" fo:margin-top="0.0626in" fo:margin-bottom="0.0626in" loext:contextual-spacing="false" fo:line-height="150%" fo:orphans="2" fo:widows="2" fo:text-indent="0in" style:auto-text-indent="false"/>
      <style:text-properties fo:font-variant="normal" fo:text-transform="none" fo:color="#2c2a29" style:font-name="Lato Extended" fo:letter-spacing="normal" fo:font-style="normal" fo:font-weight="normal"/>
    </style:style>
    <style:style style:name="T1" style:family="text">
      <style:text-properties fo:font-variant="normal" fo:text-transform="none" fo:color="#2c2a29" style:font-name="Lato Extended" fo:letter-spacing="normal" fo:font-style="normal" fo:font-weight="normal"/>
    </style:style>
    <style:style style:name="T2" style:family="text">
      <style:text-properties fo:font-variant="normal" fo:text-transform="none" fo:color="#2c2a29" style:font-name="LatoWeb" fo:font-size="12pt" fo:letter-spacing="normal" fo:font-style="normal" fo:font-weight="normal"/>
    </style:style>
    <style:style style:name="T3" style:family="text">
      <style:text-properties fo:font-variant="normal" fo:text-transform="none" fo:color="#2c2a29" style:font-name="LatoWeb" fo:font-size="12pt" fo:letter-spacing="normal" fo:font-style="italic" fo:font-weight="normal"/>
    </style:style>
    <text:list-style style:name="L1">
      <text:list-level-style-bullet text:level="1" text:style-name="Bullet_20_Symbols" style:num-suffix="." text:bullet-char="•">
        <style:list-level-properties text:space-before="0.2602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602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602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602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602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3" text:outline-level="3"><text:span text:style-name="Strong_20_Emphasis"><text:span text:style-name="T1">Description</text:span></text:span></text:h>
      <text:p text:style-name="P1">Your task is to implement a variant of the classic bouncing ball animation. To give you an idea of what such an animation could look like we've enclosed a windows executable as part of this assignment (see files section on Canvas). Aim to develop something like what you see in this example.</text:p>
      <text:p text:style-name="P1">To run the demo (on windows) put the executable in the Assignmnet5-pre folder and rename SDL2-64.dll to SDL2.dll. Then execute the program and disregard windows' security warning.</text:p>
      <text:p text:style-name="P1">Each ball should start off at the top of the screen with a random speed in the x direction. Whenever a ball hits a screen boundary it should bounce off at an angle equal to the impact angle and lose some speed. Eventually each ball should come to a rest at the bottom of the screen. Five seconds after coming to a rest a ball should be removed from the screen.</text:p>
      <text:p text:style-name="P1">To ensure that the balls come to a rest at the bottom of the screen you need a constant gravity pulling on each ball. The direction of the gravity should be down.</text:p>
      <text:p text:style-name="P2"><text:span text:style-name="T2">Each ball must be represented as a separate </text:span><text:span text:style-name="Emphasis"><text:span text:style-name="T3">object</text:span></text:span><text:span text:style-name="T2"> data structure (see "object.h" in the zip file). The object data structure contains all variables pertinent to rendering the object on the screen (translation, scale, model coordinates, etc.). Note that the object data structure uses floats to represent translation coordinates. This is to make it easier to handle very small movements (at points, a ball might be moving at a speed less than a pixel). Cast the translation coordinates into integers before drawing the triangles on the screen.</text:span></text:p>
      <text:p text:style-name="P1">Your code must keep track of objects (balls) by placing the object data structures in a linked list. You need to create your own linked list implementation. Below is a brief description of the object programming interface:</text:p>
      <text:list xml:id="list1020079440" text:style-name="L1">
        <text:list-item>
          <text:p text:style-name="P3"><text:span text:style-name="Strong_20_Emphasis"><text:span text:style-name="T2">CreateObject</text:span></text:span><text:span text:style-name="T2">- Create a new object. The function accepts as input parameters a pointer to the SDL screen, a pointer to a model triangle array, and a variable telling the size of the model triangle array. The function returns a pointer to a new object data structure. The model triangle array specified as input parameter should </text:span><text:span text:style-name="Strong_20_Emphasis"><text:span text:style-name="T2">not</text:span></text:span><text:span text:style-name="T2"> be shared across objects. (Not sharing the model triangle array allows e.g. objects to have different colors.) Perform the necessary memory allocation and copying.</text:span></text:p>
        </text:list-item>
        <text:list-item>
          <text:p text:style-name="P8"><text:span text:style-name="Strong_20_Emphasis"><text:span text:style-name="T2">DestroyObject</text:span></text:span><text:span text:style-name="T2">- Free object. The function accepts as input parameters a pointer to an object data structure. The function should free all memory allocated to represent the object (memory allocated for the model triangle array and the object data structure itself).</text:span></text:p>
        </text:list-item>
        <text:list-item>
          <text:p text:style-name="P8"><text:span text:style-name="Strong_20_Emphasis"><text:span text:style-name="T2">Drawobject</text:span></text:span><text:span text:style-name="T2">- Draw object on screen. The function accepts as input parameters a pointer to an object data structure. The function must draw </text:span><text:soft-page-break/><text:span text:style-name="T2">the object on the screen by calling DrawTriangle on each of the model triangles. Remember to update scale, translation, etc., in each triangle data structure before invoking DrawTriangle.</text:span></text:p>
        </text:list-item>
      </text:list>
      <text:p text:style-name="P1">Hint: Do not make the bouncing algorithm too complex. Bouncing a ball off a vertical or horizontal surface can be accomplished without resorting to calculating impact angles.</text:p>
      <text:h text:style-name="P14" text:outline-level="3"><text:span text:style-name="Strong_20_Emphasis"><text:span text:style-name="T1">Code</text:span></text:span></text:h>
      <text:p text:style-name="P1">Your starting point is the following set of files:</text:p>
      <text:list xml:id="list650207079" text:style-name="L2">
        <text:list-item>
          <text:p text:style-name="P4">drawline.h - Specifies the interface of the drawline function.</text:p>
        </text:list-item>
        <text:list-item>
          <text:p text:style-name="P10">drawline.c - Implements the DrawLine function.</text:p>
        </text:list-item>
        <text:list-item>
          <text:p text:style-name="P10">triangle.h- Specifies the triangle data structure and the interface to the DrawTriangle function.</text:p>
        </text:list-item>
        <text:list-item>
          <text:p text:style-name="P10">triangle.c- Draw triangle and friends.</text:p>
        </text:list-item>
        <text:list-item>
          <text:p text:style-name="P10">teapot_data.h- Coordinates for the classic teapot model.</text:p>
        </text:list-item>
        <text:list-item>
          <text:p text:style-name="P10">sphere_data.h- Coordinates for a sphere model.</text:p>
        </text:list-item>
        <text:list-item>
          <text:p text:style-name="P10">list.h- Specifies the interface of the list functionality. Do not modify this file</text:p>
        </text:list-item>
        <text:list-item>
          <text:p text:style-name="P9"><text:span text:style-name="T2">list.c- Empty stubs for each function in the list interface. </text:span><text:span text:style-name="Emphasis"><text:span text:style-name="T3">Modify this file</text:span></text:span><text:span text:style-name="T2">.</text:span></text:p>
        </text:list-item>
        <text:list-item>
          <text:p text:style-name="P10">object.h - Specifies the interface of the object functionality. Do not modify this file</text:p>
        </text:list-item>
        <text:list-item>
          <text:p text:style-name="P9"><text:span text:style-name="T2">object.c - Empty stubs for each function in the object interface. </text:span><text:span text:style-name="Emphasis"><text:span text:style-name="T3">Modify this file</text:span></text:span><text:span text:style-name="T2">.</text:span></text:p>
        </text:list-item>
        <text:list-item>
          <text:p text:style-name="P9"><text:span text:style-name="T2">main.c- Contains the main function and calls to initialize SDL. </text:span><text:span text:style-name="Emphasis"><text:span text:style-name="T3">Place your bouncing ball code in this file</text:span></text:span><text:span text:style-name="T2">.</text:span></text:p>
        </text:list-item>
        <text:list-item>
          <text:p text:style-name="P10">bouncingballs64.exe - Executable showing what your result might look like. Copy this file to your source folder and run make before attempting to run the executable.</text:p>
        </text:list-item>
        <text:list-item>
          <text:p text:style-name="P10">Makefile - A Makefile for compiling the code.</text:p>
        </text:list-item>
      </text:list>
      <text:p text:style-name="P1">We've bundled these files in a zip file. Use this zip file as a starting point, as it also includes the necessary SDL files.</text:p>
      <text:h text:style-name="P14" text:outline-level="3"><text:span text:style-name="Strong_20_Emphasis"><text:span text:style-name="T1">Resources</text:span></text:span></text:h>
      <text:p text:style-name="P1">On the Web, there is a wealth of information on how to make a bouncing ball animation. Do a Web search.</text:p>
      <text:p text:style-name="P1">To aid you in implementing and debugging your list code, we have bundled a test program that can be used to check your list implementation for errors. Run “make test” to compile the test program, and run it by typing “./testlist”.</text:p>
      <text:h text:style-name="P14" text:outline-level="3"><text:soft-page-break/><text:span text:style-name="Strong_20_Emphasis"><text:span text:style-name="T1">Submission guidelines</text:span></text:span></text:h>
      <text:p text:style-name="P1">For this assignment, we expect two hand-ins:</text:p>
      <text:list xml:id="list309984322" text:style-name="L3">
        <text:list-item>
          <text:p text:style-name="P5">A report describing how your C code fulfills the requirements of the assignment text (as printed text, in the PDF format).</text:p>
        </text:list-item>
        <text:list-item>
          <text:p text:style-name="P11">A compressed archive containing all the source-code files.</text:p>
        </text:list-item>
      </text:list>
      <text:p text:style-name="P1">Do not refer to the C code as self-explanatory. We encourage use of figures to illustrate data structures and pseudo-code to illustrate algorithms.</text:p>
      <text:p text:style-name="P1">In particular, your documentation should at least describe the following:</text:p>
      <text:list xml:id="list1573099943" text:style-name="L4">
        <text:list-item>
          <text:p text:style-name="P6">Your implementation of the object interface.</text:p>
        </text:list-item>
        <text:list-item>
          <text:p text:style-name="P12">Your list implementation.</text:p>
        </text:list-item>
        <text:list-item>
          <text:p text:style-name="P12">How you have implemented animation.</text:p>
        </text:list-item>
        <text:list-item>
          <text:p text:style-name="P12">The algorithm for bouncing balls off screen edges.</text:p>
        </text:list-item>
        <text:list-item>
          <text:p text:style-name="P12">The algorithm for detecting when a ball has come to a rest and how you time removal of the ball from the screen.</text:p>
        </text:list-item>
      </text:list>
      <text:p text:style-name="P1">Topics that could be discussed in the technical background part of the documentation:</text:p>
      <text:list xml:id="list304747210" text:style-name="L5">
        <text:list-item>
          <text:p text:style-name="P7">Dynamic memory allocation.</text:p>
        </text:list-item>
        <text:list-item>
          <text:p text:style-name="P13">Lists vs arrays.</text:p>
        </text:list-item>
      </text:list>
      <text:h text:style-name="P15" text:outline-level="3">Submission</text:h>
      <text:p text:style-name="P1">You should submit the report (‘assignment5.pdf’) and your code using Canvas, before the deadline.</text:p>
      <text:p text:style-name="P1">You should submit two files, the report and the C source code. We only accept the report as a single file in the PDF format (not scanned). The C source code should be packed in a ‘zip’ file.</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ato Extended" svg:font-family="'Lato Extended', Lato, 'Helvetica Neue', Helvetica, Arial, sans-serif"/>
    <style:font-face style:name="LatoWeb" svg:font-family="LatoWeb, 'Lato Extended', Lato, 'Helvetica Neue', Helvetica, Arial,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3-11T11:24:04.784348045</meta:creation-date>
    <dc:date>2021-03-11T11:25:25.579623042</dc:date>
    <meta:editing-duration>PT1M21S</meta:editing-duration>
    <meta:editing-cycles>1</meta:editing-cycles>
    <meta:document-statistic meta:table-count="0" meta:image-count="0" meta:object-count="0" meta:page-count="3" meta:paragraph-count="47" meta:word-count="966" meta:character-count="5716" meta:non-whitespace-character-count="4822"/>
    <meta:generator>LibreOffice/6.0.7.3$Linux_X86_64 LibreOffice_project/00m0$Build-3</meta:generator>
  </office:meta>
</office:document-meta>
</file>